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b8f8" officeooo:paragraph-rsid="0010b8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uirrel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4:31:19.213378953</meta:creation-date>
    <dc:date>2019-12-03T14:32:37.904736719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0.7.3$Linux_X86_64 LibreOffice_project/00m0$Build-3</meta:generator>
  </office:meta>
</office:document-meta>
</file>